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98in"/>
    </style:style>
    <style:style style:name="co2" style:family="table-column">
      <style:table-column-properties fo:break-before="auto" style:column-width="1.28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lvi Nastaleeq" fo:font-size="12pt" fo:language="none" fo:country="none" style:font-name-asian="Alvi Nastaleeq" style:font-size-asian="6.80000019073486pt" style:language-asian="none" style:country-asian="none" style:font-name-complex="Alvi Nastaleeq" style:font-size-complex="6.80000019073486pt" style:language-complex="none" style:country-complex="none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lvi Nastaleeq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lvi Nastaleeq" style:font-size-asian="6.80000019073486pt" style:language-asian="none" style:country-asian="none" style:font-style-asian="normal" style:font-weight-asian="normal" style:font-name-complex="Alvi Nastaleeq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lvi Nastaleeq" fo:font-size="12pt" fo:language="none" fo:country="none" style:font-name-asian="Alvi Nastaleeq" style:font-size-asian="6.80000019073486pt" style:language-asian="none" style:country-asian="none" style:font-name-complex="Alvi Nastaleeq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زینبؑ نے کی فریاد نانا، فریاد نانا فریاد نانا</text:p>
            <text:p>ہم ہو کے آئے برباد نانا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رسی تھی اک اور باره گلے تھے، دربار میں ہم ایسے گئے تھے</text:p>
            <text:p>ہم پر ہوئی وہ بیداد نانا، بیداد نانا بیداد نانا</text:p>
          </table:table-cell>
          <table:table-cell office:value-type="string" calcext:value-type="string">
            <text:p>قاتل کھڑا تھا بھائی کے سر پر، روتی رہی میں کٹتا رہا سر</text:p>
            <text:p>کرتی رہی میں فریاد نانا، فریاد نانا فریاد نانا</text:p>
          </table:table-cell>
        </table:table-row>
        <table:table-row table:style-name="ro2">
          <table:table-cell office:value-type="string" calcext:value-type="string">
            <text:p>اکبر نہیں ہے، اصغر نہیں ہے، قاسم نہیں ہے، سرور نہیں ہے</text:p>
            <text:p>آتے ہیں مجھ کو سب یاد نانا، سب یاد نانا سب یاد نانا</text:p>
          </table:table-cell>
          <table:table-cell office:value-type="string" calcext:value-type="string">
            <text:p>طوق و سلاسل گردن میں ڈالے، زنجیر و بیڑی ہاتھوں میں پہنے</text:p>
            <text:p>چلتے رہے یوں سجادؑ نانا، سجادؑ نانا سجادؑ نانا</text:p>
          </table:table-cell>
        </table:table-row>
        <table:table-row table:style-name="ro2">
          <table:table-cell office:value-type="string" calcext:value-type="string">
            <text:p>چادر نہیں تھی افسوس سر پر، ہم بے ردا تھے شمر کے در پر</text:p>
            <text:p>کیسی تھی ہائے افتاد نانا، افتاد نانا افتاد نانا</text:p>
          </table:table-cell>
          <table:table-cell office:value-type="string" calcext:value-type="string">
            <text:p>اس غم سے میرا پھٹا ہے سینہ، قیدی ہے اب تک بالی سکینہؑ</text:p>
            <text:p>اور ہم ہوئے ہیں آزاد نانا، آزاد نانا آزاد نانا</text:p>
          </table:table-cell>
        </table:table-row>
        <table:table-row table:style-name="ro2">
          <table:table-cell office:value-type="string" calcext:value-type="string">
            <text:p>نانا تمہارے تطہیر والے، امت کے ہاتھوں میں بے ردا تھے</text:p>
            <text:p>کوئی تو کرتا امداد نانا، امداد نانا امداد نانا</text:p>
          </table:table-cell>
          <table:table-cell office:value-type="string" calcext:value-type="string">
            <text:p>اجڑا ہوا ہے کنبا ہمارا، ہم ہو گئے ہیں اب بے سہارا</text:p>
            <text:p>کرب و بلا ہے آباد نانا، آباد نانا آباد نانا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ہلتا تھا روضہ حسنین و قیصر، زینبؑ جو بولیں قبرِ نبیؐ پر</text:p>
            <text:p>سن لے ہماری روداد نانا، روداد نانا روداد نانا</text:p>
          </table:table-cell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6:52:03.113372100</meta:creation-date>
    <dc:date>2026-01-22T16:56:49.891330200</dc:date>
    <meta:editing-duration>PT4M46S</meta:editing-duration>
    <meta:editing-cycles>2</meta:editing-cycles>
    <meta:generator>LibreOffice/25.8.4.2$Windows_X86_64 LibreOffice_project/290daaa01b999472f0c7a3890eb6a550fd74c6df</meta:generator>
    <meta:document-statistic meta:table-count="1" meta:cell-count="10" meta:object-count="0"/>
  </office:meta>
</office:document-meta>
</file>